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01aa" officeooo:paragraph-rsid="000801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Larave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3:16:47.359000000</meta:creation-date>
    <dc:date>2024-11-08T13:16:52.270000000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24.2.4.2$Windows_X86_64 LibreOffice_project/51a6219feb6075d9a4c46691dcfe0cd9c4fff3c2</meta:generator>
  </office:meta>
</office:document-meta>
</file>